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2B0000002692C82B3BF30B43C7.png" manifest:media-type="image/png"/>
  <manifest:file-entry manifest:full-path="Pictures/100002010000002B00000026FCD4C33B85252A13.png" manifest:media-type="image/png"/>
  <manifest:file-entry manifest:full-path="Pictures/100002010000002B00000026FCF6AE3925D46C51.png" manifest:media-type="image/png"/>
  <manifest:file-entry manifest:full-path="Pictures/100002010000002A00000025462A605B29B6759E.png" manifest:media-type="image/png"/>
  <manifest:file-entry manifest:full-path="Pictures/100002010000002B000000264A14A668FCB01DC4.png" manifest:media-type="image/png"/>
  <manifest:file-entry manifest:full-path="Pictures/10000201000000660000001BC36114F94F845B98.png" manifest:media-type="image/png"/>
  <manifest:file-entry manifest:full-path="Pictures/100002010000002B0000002629292B7F8986312B.png" manifest:media-type="image/png"/>
  <manifest:file-entry manifest:full-path="Pictures/100002010000002B00000026DEEED4C4058475DE.png" manifest:media-type="image/png"/>
  <manifest:file-entry manifest:full-path="Pictures/100002010000002B000000268694FCA67B392FB5.png" manifest:media-type="image/png"/>
  <manifest:file-entry manifest:full-path="Pictures/100002010000002B000000266C020117E53910A8.png" manifest:media-type="image/png"/>
  <manifest:file-entry manifest:full-path="Pictures/100002010000002B000000261EBFB02D08E750C9.png" manifest:media-type="image/png"/>
  <manifest:file-entry manifest:full-path="Pictures/100002010000002A00000026EFCEDA282D60FA73.png" manifest:media-type="image/png"/>
  <manifest:file-entry manifest:full-path="Pictures/100002010000002B0000002640F35D5EBE7B2924.png" manifest:media-type="image/png"/>
  <manifest:file-entry manifest:full-path="Pictures/100002010000002B000000263BE4DF67E0FE6B4D.png" manifest:media-type="image/png"/>
  <manifest:file-entry manifest:full-path="Pictures/100002010000002B00000026B41A15DF1BABF887.png" manifest:media-type="image/png"/>
  <manifest:file-entry manifest:full-path="Pictures/100002010000002B00000026827C14F92D5F9B34.png" manifest:media-type="image/png"/>
  <manifest:file-entry manifest:full-path="Pictures/10000201000000430000001BF5DFDE3217704D5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Default_5f_1">
      <style:graphic-properties draw:stroke="none" svg:stroke-color="#000000" draw:fill="none" draw:fill-color="#ffffff" fo:min-height="1.423cm"/>
    </style:style>
    <style:style style:name="gr2" style:family="graphic" style:parent-style-name="Default_5f_1">
      <style:graphic-properties draw:stroke="none" svg:stroke-color="#000000" draw:fill="none" draw:fill-color="#ffffff" fo:min-height="2.134cm"/>
    </style:style>
    <style:style style:name="gr3" style:family="graphic" style:parent-style-name="Default_5f_1">
      <style:graphic-properties draw:stroke="none" svg:stroke-color="#000000" draw:fill="none" draw:fill-color="#ffffff" fo:min-height="0.766cm"/>
    </style:style>
    <style:style style:name="gr4" style:family="graphic" style:parent-style-name="Object_20_without_20_fill_5f_1">
      <style:graphic-properties svg:stroke-width="0.106cm" svg:stroke-color="#ed1c24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5" style:family="graphic" style:parent-style-name="Object_20_without_20_fill_5f_1">
      <style:graphic-properties svg:stroke-width="0.106cm" svg:stroke-color="#ed1c24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solid" svg:stroke-width="0.051cm" svg:stroke-color="#000000" draw:marker-start-width="0.356cm" draw:marker-end="Circle" draw:marker-end-width="0.356cm" draw:fill="none" draw:fill-color="#ffffff" fo:min-height="13.782cm" fo:padding-top="0.151cm" fo:padding-bottom="0.151cm" fo:padding-left="0.276cm" fo:padding-right="0.276cm"/>
    </style:style>
    <style:style style:name="gr8" style:family="graphic" style:parent-style-name="standard">
      <style:graphic-properties draw:stroke="solid" svg:stroke-width="0.051cm" svg:stroke-color="#000000" draw:marker-start-width="0.355cm" draw:marker-end="Circle" draw:marker-end-width="0.355cm" draw:fill="none" draw:fill-color="#ffffff" fo:min-height="10.227cm" fo:padding-top="0.15cm" fo:padding-bottom="0.15cm" fo:padding-left="0.275cm" fo:padding-right="0.275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 draw:fill-color="#ffffff"/>
      <style:text-properties fo:font-weight="normal" style:font-weight-asian="normal" style:font-weight-complex="normal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ed1c24"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color="#ce181e" fo:text-shadow="1pt 1pt" style:text-underline-style="none" fo:font-weight="bold" style:font-weight-asian="bold" style:font-weight-complex="bold"/>
    </style:style>
    <style:style style:name="T5" style:family="text">
      <style:text-properties style:text-underline-style="none"/>
    </style:style>
    <style:style style:name="T6" style:family="text">
      <style:text-properties style:font-name="Symbol" fo:text-shadow="1pt 1pt" fo:font-weight="bold" style:font-name-asian="Symbol" style:font-weight-asian="bold" style:font-name-complex="Symbol" style:font-weight-complex="bold"/>
    </style:style>
    <style:style style:name="T7" style:family="text">
      <style:text-properties style:font-name="Liberation Sans" fo:text-shadow="1pt 1pt" fo:font-weight="bold" style:font-name-asian="Symbol" style:font-weight-asian="bold" style:font-name-complex="Symbol" style:font-weight-complex="bold"/>
    </style:style>
    <style:style style:name="T8" style:family="text">
      <style:text-properties fo:text-shadow="1pt 1pt" fo:font-weight="bold" style:font-weight-asian="bold" style:font-weight-complex="bold"/>
    </style:style>
    <style:style style:name="T9" style:family="text">
      <style:text-properties fo:text-shadow="none" fo:font-weight="normal" style:font-weight-asian="normal" style:font-weight-complex="normal"/>
    </style:style>
    <style:style style:name="T10" style:family="text">
      <style:text-properties fo:text-shadow="none" style:text-underline-style="solid" style:text-underline-width="auto" style:text-underline-color="font-color" fo:font-weight="normal" style:font-weight-asian="normal" style:font-weight-complex="normal"/>
    </style:style>
    <style:style style:name="T11" style:family="text">
      <style:text-properties fo:text-shadow="1pt 1pt" style:text-underline-style="none"/>
    </style:style>
    <style:style style:name="T12" style:family="text">
      <style:text-properties style:font-name="Liberation Sans1" fo:text-shadow="none" fo:font-weight="normal" style:font-name-asian="Symbol" style:font-weight-asian="normal" style:font-name-complex="Symbol" style:font-weight-complex="normal"/>
    </style:style>
    <style:style style:name="T13" style:family="text">
      <style:text-properties fo:text-shadow="none" style:text-underline-style="none" fo:font-weight="normal" style:font-weight-asian="normal" style:font-weight-complex="normal"/>
    </style:style>
    <style:style style:name="T14" style:family="text">
      <style:text-properties style:font-name="Symbol" fo:font-style="normal" fo:text-shadow="1pt 1pt" fo:font-weight="bold" style:font-name-asian="Symbol" style:font-style-asian="normal" style:font-weight-asian="bold" style:font-name-complex="Symbol" style:font-style-complex="normal" style:font-weight-complex="bold"/>
    </style:style>
    <style:style style:name="T15" style:family="text">
      <style:text-properties fo:font-style="italic" fo:text-shadow="1pt 1pt" fo:font-weight="bold" style:font-style-asian="italic" style:font-weight-asian="bold" style:font-style-complex="italic" style:font-weight-complex="bold"/>
    </style:style>
    <style:style style:name="T16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223cm" svg:height="1.673cm" svg:x="13.92cm" svg:y="6.193cm">
          <draw:text-box>
            <text:p><text:span text:style-name="T1">Free Select</text:span></text:p>
            <text:p><text:span text:style-name="T1">Tool </text:span><text:span text:style-name="T2">[F]</text:span></text:p>
          </draw:text-box>
        </draw:frame>
        <draw:frame draw:style-name="gr2" draw:text-style-name="P2" draw:layer="layout" svg:width="6.223cm" svg:height="2.384cm" svg:x="13.922cm" svg:y="9.489cm">
          <draw:text-box>
            <text:p><text:span text:style-name="T3">Makes free</text:span></text:p>
            <text:p><text:span text:style-name="T3">hand selections</text:span></text:p>
            <text:p><text:span text:style-name="T3"/></text:p>
          </draw:text-box>
        </draw:frame>
        <draw:frame draw:style-name="gr1" draw:text-style-name="P1" draw:layer="layout" svg:width="6.223cm" svg:height="1.673cm" svg:x="7.65cm" svg:y="21.62cm">
          <draw:text-box>
            <text:p><text:span text:style-name="T1">Text Tool</text:span></text:p>
            <text:p><text:span text:style-name="T2">[T]</text:span></text:p>
          </draw:text-box>
        </draw:frame>
        <draw:frame draw:style-name="gr3" draw:text-style-name="P2" draw:layer="layout" svg:width="6.223cm" svg:height="1.016cm" svg:x="7.663cm" svg:y="25.015cm">
          <draw:text-box>
            <text:p><text:span text:style-name="T3">Adds text</text:span></text:p>
          </draw:text-box>
        </draw:frame>
        <draw:line draw:style-name="gr4" draw:text-style-name="P3" draw:layer="layout" svg:x1="1cm" svg:y1="1cm" svg:x2="20.59cm" svg:y2="1cm">
          <text:p/>
        </draw:line>
        <draw:line draw:style-name="gr4" draw:text-style-name="P3" draw:layer="layout" svg:x1="1cm" svg:y1="6.08cm" svg:x2="20.59cm" svg:y2="6.08cm">
          <text:p/>
        </draw:line>
        <draw:line draw:style-name="gr4" draw:text-style-name="P3" draw:layer="layout" svg:x1="1cm" svg:y1="11.16cm" svg:x2="20.59cm" svg:y2="11.16cm">
          <text:p/>
        </draw:line>
        <draw:line draw:style-name="gr4" draw:text-style-name="P3" draw:layer="layout" svg:x1="1cm" svg:y1="16.24cm" svg:x2="20.59cm" svg:y2="16.24cm">
          <text:p/>
        </draw:line>
        <draw:line draw:style-name="gr4" draw:text-style-name="P3" draw:layer="layout" svg:x1="1cm" svg:y1="21.32cm" svg:x2="20.59cm" svg:y2="21.32cm">
          <text:p/>
        </draw:line>
        <draw:frame draw:style-name="gr1" draw:text-style-name="P1" draw:layer="layout" svg:width="6.223cm" svg:height="1.673cm" svg:x="1.227cm" svg:y="1.111cm">
          <draw:text-box>
            <text:p><text:span text:style-name="T1">Bucket Tool </text:span><text:span text:style-name="T2">[Shift+B]</text:span></text:p>
          </draw:text-box>
        </draw:frame>
        <draw:frame draw:style-name="gr1" draw:text-style-name="P2" draw:layer="layout" svg:width="6.223cm" svg:height="1.673cm" svg:x="1.229cm" svg:y="4.307cm">
          <draw:text-box>
            <text:p><text:span text:style-name="T3">Fills selection w/ color or pattern</text:span></text:p>
          </draw:text-box>
        </draw:frame>
        <draw:line draw:style-name="gr5" draw:text-style-name="P3" draw:layer="layout" svg:x1="1cm" svg:y1="1cm" svg:x2="1cm" svg:y2="26.94cm">
          <text:p/>
        </draw:line>
        <draw:line draw:style-name="gr5" draw:text-style-name="P3" draw:layer="layout" svg:x1="7.35cm" svg:y1="1cm" svg:x2="7.35cm" svg:y2="26.94cm">
          <text:p/>
        </draw:line>
        <draw:line draw:style-name="gr4" draw:text-style-name="P3" draw:layer="layout" svg:x1="13.7cm" svg:y1="1cm" svg:x2="13.7cm" svg:y2="26.94cm">
          <text:p/>
        </draw:line>
        <draw:line draw:style-name="gr5" draw:text-style-name="P3" draw:layer="layout" svg:x1="20.55cm" svg:y1="1cm" svg:x2="20.59cm" svg:y2="26.94cm">
          <text:p/>
        </draw:line>
        <draw:line draw:style-name="gr4" draw:text-style-name="P3" draw:layer="layout" svg:x1="1cm" svg:y1="26.94cm" svg:x2="20.59cm" svg:y2="26.94cm">
          <text:p/>
        </draw:line>
        <draw:frame draw:style-name="gr1" draw:text-style-name="P1" draw:layer="layout" svg:width="6.223cm" svg:height="1.673cm" svg:x="7.648cm" svg:y="1.1cm">
          <draw:text-box>
            <text:p><text:span text:style-name="T1">Clone Tool</text:span></text:p>
            <text:p><text:span text:style-name="T2">[C]</text:span></text:p>
          </draw:text-box>
        </draw:frame>
        <draw:frame draw:style-name="gr1" draw:text-style-name="P2" draw:layer="layout" svg:width="6.223cm" svg:height="1.673cm" svg:x="7.65cm" svg:y="4.296cm">
          <draw:text-box>
            <text:p><text:span text:style-name="T3">Copies precise</text:span></text:p>
            <text:p><text:span text:style-name="T3">textures &amp; colors</text:span></text:p>
          </draw:text-box>
        </draw:frame>
        <draw:frame draw:style-name="gr1" draw:text-style-name="P1" draw:layer="layout" svg:width="6.223cm" svg:height="1.673cm" svg:x="13.9cm" svg:y="1.122cm">
          <draw:text-box>
            <text:p><text:span text:style-name="T1">Color Picker</text:span></text:p>
            <text:p><text:span text:style-name="T1">Tool </text:span><text:span text:style-name="T2">[O]</text:span></text:p>
          </draw:text-box>
        </draw:frame>
        <draw:frame draw:style-name="gr1" draw:text-style-name="P2" draw:layer="layout" svg:width="6.223cm" svg:height="1.673cm" svg:x="13.918cm" svg:y="4.307cm">
          <draw:text-box>
            <text:p><text:span text:style-name="T3">Copies colors from</text:span></text:p>
            <text:p><text:span text:style-name="T3">anywhere on screen</text:span></text:p>
          </draw:text-box>
        </draw:frame>
        <draw:frame draw:style-name="gr1" draw:text-style-name="P1" draw:layer="layout" svg:width="6.523cm" svg:height="1.673cm" svg:x="1.227cm" svg:y="6.18cm">
          <draw:text-box>
            <text:p><text:span text:style-name="T1">Crop Tool</text:span></text:p>
            <text:p><text:span text:style-name="T2">[Shift+C]</text:span></text:p>
          </draw:text-box>
        </draw:frame>
        <draw:frame draw:style-name="gr1" draw:text-style-name="P2" draw:layer="layout" svg:width="6.223cm" svg:height="1.673cm" svg:x="1.246cm" svg:y="9.466cm">
          <draw:text-box>
            <text:p><text:span text:style-name="T3">Crops images &amp; layers</text:span></text:p>
          </draw:text-box>
        </draw:frame>
        <draw:frame draw:style-name="gr1" draw:text-style-name="P1" draw:layer="layout" svg:width="6.223cm" svg:height="1.673cm" svg:x="7.659cm" svg:y="6.18cm">
          <draw:text-box>
            <text:p><text:span text:style-name="T1">Erase Tool </text:span><text:span text:style-name="T2">[Shift+E]</text:span></text:p>
          </draw:text-box>
        </draw:frame>
        <draw:frame draw:style-name="gr3" draw:text-style-name="P2" draw:layer="layout" svg:width="6.223cm" svg:height="1.016cm" svg:x="7.678cm" svg:y="9.506cm">
          <draw:text-box>
            <text:p><text:span text:style-name="T3">Deletes free hand</text:span></text:p>
          </draw:text-box>
        </draw:frame>
        <draw:frame draw:style-name="gr1" draw:text-style-name="P1" draw:layer="layout" svg:width="6.223cm" svg:height="1.673cm" svg:x="1.214cm" svg:y="11.272cm">
          <draw:text-box>
            <text:p><text:span text:style-name="T1">Fuzzy Select </text:span></text:p>
            <text:p><text:span text:style-name="T1">Tool </text:span><text:span text:style-name="T2">[U]</text:span></text:p>
          </draw:text-box>
        </draw:frame>
        <draw:frame draw:style-name="gr1" draw:text-style-name="P2" draw:layer="layout" svg:width="6.223cm" svg:height="1.673cm" svg:x="1.227cm" svg:y="14.467cm">
          <draw:text-box>
            <text:p><text:span text:style-name="T3">Selects continuous</text:span></text:p>
            <text:p><text:span text:style-name="T3">regions of color</text:span></text:p>
          </draw:text-box>
        </draw:frame>
        <draw:frame draw:style-name="gr1" draw:text-style-name="P2" draw:layer="layout" svg:width="6.223cm" svg:height="1.673cm" svg:x="7.668cm" svg:y="14.445cm">
          <draw:text-box>
            <text:p><text:span text:style-name="T3">Moves objects or layers </text:span></text:p>
          </draw:text-box>
        </draw:frame>
        <draw:frame draw:style-name="gr1" draw:text-style-name="P1" draw:layer="layout" svg:width="6.223cm" svg:height="1.673cm" svg:x="7.65cm" svg:y="11.26cm">
          <draw:text-box>
            <text:p><text:span text:style-name="T1">Move Tool</text:span></text:p>
            <text:p><text:span text:style-name="T2">[M]</text:span></text:p>
          </draw:text-box>
        </draw:frame>
        <draw:frame draw:style-name="gr1" draw:text-style-name="P1" draw:layer="layout" svg:width="6.223cm" svg:height="1.673cm" svg:x="13.914cm" svg:y="11.329cm">
          <draw:text-box>
            <text:p><text:span text:style-name="T1">Paint Brush</text:span></text:p>
            <text:p><text:span text:style-name="T1">Tool </text:span><text:span text:style-name="T2">[P]</text:span></text:p>
          </draw:text-box>
        </draw:frame>
        <draw:frame draw:style-name="gr3" draw:text-style-name="P2" draw:layer="layout" svg:width="6.223cm" svg:height="1.016cm" svg:x="13.927cm" svg:y="14.524cm">
          <draw:text-box>
            <text:p><text:span text:style-name="T3">Paints free hand</text:span></text:p>
          </draw:text-box>
        </draw:frame>
        <draw:frame draw:style-name="gr1" draw:text-style-name="P1" draw:layer="layout" svg:width="6.223cm" svg:height="1.673cm" svg:x="1.197cm" svg:y="16.394cm">
          <draw:text-box>
            <text:p><text:span text:style-name="T1">Paths Tool</text:span></text:p>
            <text:p><text:span text:style-name="T2">[B]</text:span></text:p>
          </draw:text-box>
        </draw:frame>
        <draw:frame draw:style-name="gr1" draw:text-style-name="P2" draw:layer="layout" svg:width="6.223cm" svg:height="1.673cm" svg:x="1.215cm" svg:y="19.579cm">
          <draw:text-box>
            <text:p><text:span text:style-name="T3">Creates persistent</text:span></text:p>
            <text:p><text:span text:style-name="T3">shapes &amp; lines </text:span></text:p>
          </draw:text-box>
        </draw:frame>
        <draw:frame draw:style-name="gr2" draw:text-style-name="P2" draw:layer="layout" svg:width="5.879cm" svg:height="2.384cm" svg:x="7.621cm" svg:y="19.588cm">
          <draw:text-box>
            <text:p><text:span text:style-name="T3">Makes / selects rectangles</text:span></text:p>
          </draw:text-box>
        </draw:frame>
        <draw:frame draw:style-name="gr1" draw:text-style-name="P1" draw:layer="layout" svg:width="6.223cm" svg:height="1.673cm" svg:x="7.608cm" svg:y="16.393cm">
          <draw:text-box>
            <text:p><text:span text:style-name="T1">Rectangle Tool</text:span></text:p>
            <text:p><text:span text:style-name="T2">[R]</text:span></text:p>
          </draw:text-box>
        </draw:frame>
        <draw:frame draw:style-name="gr1" draw:text-style-name="P1" draw:layer="layout" svg:width="6.69cm" svg:height="1.673cm" svg:x="13.907cm" svg:y="16.392cm">
          <draw:text-box>
            <text:p><text:span text:style-name="T1">Scale Tool</text:span></text:p>
            <text:p><text:span text:style-name="T2">[Shift+S]</text:span></text:p>
          </draw:text-box>
        </draw:frame>
        <draw:frame draw:style-name="gr1" draw:text-style-name="P2" draw:layer="layout" svg:width="6.223cm" svg:height="1.673cm" svg:x="13.92cm" svg:y="19.587cm">
          <draw:text-box>
            <text:p><text:span text:style-name="T3">Resizes images &amp; layers</text:span></text:p>
          </draw:text-box>
        </draw:frame>
        <draw:frame draw:style-name="gr1" draw:text-style-name="P1" draw:layer="layout" svg:width="6.223cm" svg:height="1.673cm" svg:x="1.221cm" svg:y="21.594cm">
          <draw:text-box>
            <text:p><text:span text:style-name="T1">Select by Color Tool </text:span><text:span text:style-name="T2">[Shift+O]</text:span></text:p>
          </draw:text-box>
        </draw:frame>
        <draw:frame draw:style-name="gr1" draw:text-style-name="P2" draw:layer="layout" svg:width="6.223cm" svg:height="1.673cm" svg:x="1.223cm" svg:y="24.89cm">
          <draw:text-box>
            <text:p><text:span text:style-name="T3">Selects all of a</text:span></text:p>
            <text:p><text:span text:style-name="T3">single color</text:span></text:p>
          </draw:text-box>
        </draw:frame>
        <draw:frame draw:style-name="gr3" draw:text-style-name="P2" draw:layer="layout" svg:width="6.223cm" svg:height="1.016cm" svg:x="13.922cm" svg:y="24.988cm">
          <draw:text-box>
            <text:p><text:span text:style-name="T3">Zooms in &amp; out</text:span></text:p>
          </draw:text-box>
        </draw:frame>
        <draw:frame draw:style-name="gr1" draw:text-style-name="P1" draw:layer="layout" svg:width="6.223cm" svg:height="1.673cm" svg:x="13.92cm" svg:y="21.692cm">
          <draw:text-box>
            <text:p><text:span text:style-name="T1">Zoom Tool</text:span></text:p>
            <text:p><text:span text:style-name="T2">[Z]</text:span></text:p>
          </draw:text-box>
        </draw:frame>
        <draw:frame draw:style-name="gr6" draw:text-style-name="P3" draw:layer="layout" svg:width="1.829cm" svg:height="1.6cm" svg:x="1.967cm" svg:y="7.941cm">
          <draw:image xlink:href="Pictures/100002010000002B00000026FCD4C33B85252A13.png" xlink:type="simple" xlink:show="embed" xlink:actuate="onLoad">
            <text:p/>
          </draw:image>
        </draw:frame>
        <draw:frame draw:style-name="gr6" draw:text-style-name="P3" draw:layer="layout" svg:width="1.829cm" svg:height="1.6cm" svg:x="1.951cm" svg:y="2.738cm">
          <draw:image xlink:href="Pictures/100002010000002A00000025462A605B29B6759E.png" xlink:type="simple" xlink:show="embed" xlink:actuate="onLoad">
            <text:p/>
          </draw:image>
        </draw:frame>
        <draw:frame draw:style-name="gr6" draw:text-style-name="P3" draw:layer="layout" svg:width="1.829cm" svg:height="1.6cm" svg:x="8.346cm" svg:y="2.734cm">
          <draw:image xlink:href="Pictures/100002010000002B0000002629292B7F8986312B.png" xlink:type="simple" xlink:show="embed" xlink:actuate="onLoad">
            <text:p/>
          </draw:image>
        </draw:frame>
        <draw:frame draw:style-name="gr6" draw:text-style-name="P3" draw:layer="layout" svg:width="1.829cm" svg:height="1.6cm" svg:x="14.746cm" svg:y="2.734cm">
          <draw:image xlink:href="Pictures/100002010000002B00000026DEEED4C4058475DE.png" xlink:type="simple" xlink:show="embed" xlink:actuate="onLoad">
            <text:p/>
          </draw:image>
        </draw:frame>
        <draw:frame draw:style-name="gr6" draw:text-style-name="P3" draw:layer="layout" svg:width="1.829cm" svg:height="1.6cm" svg:x="8.346cm" svg:y="7.934cm">
          <draw:image xlink:href="Pictures/100002010000002B0000002692C82B3BF30B43C7.png" xlink:type="simple" xlink:show="embed" xlink:actuate="onLoad">
            <text:p/>
          </draw:image>
        </draw:frame>
        <draw:frame draw:style-name="gr6" draw:text-style-name="P3" draw:layer="layout" svg:width="1.829cm" svg:height="1.6cm" svg:x="14.7cm" svg:y="7.96cm">
          <draw:image xlink:href="Pictures/100002010000002B000000268694FCA67B392FB5.png" xlink:type="simple" xlink:show="embed" xlink:actuate="onLoad">
            <text:p/>
          </draw:image>
        </draw:frame>
        <draw:frame draw:style-name="gr6" draw:text-style-name="P3" draw:layer="layout" svg:width="1.829cm" svg:height="1.6cm" svg:x="1.946cm" svg:y="12.955cm">
          <draw:image xlink:href="Pictures/100002010000002B000000264A14A668FCB01DC4.png" xlink:type="simple" xlink:show="embed" xlink:actuate="onLoad">
            <text:p/>
          </draw:image>
        </draw:frame>
        <draw:frame draw:style-name="gr6" draw:text-style-name="P3" draw:layer="layout" svg:width="1.829cm" svg:height="1.6cm" svg:x="8.293cm" svg:y="12.958cm">
          <draw:image xlink:href="Pictures/100002010000002B00000026FCF6AE3925D46C51.png" xlink:type="simple" xlink:show="embed" xlink:actuate="onLoad">
            <text:p/>
          </draw:image>
        </draw:frame>
        <draw:frame draw:style-name="gr6" draw:text-style-name="P3" draw:layer="layout" svg:width="1.829cm" svg:height="1.6cm" svg:x="14.693cm" svg:y="12.958cm">
          <draw:image xlink:href="Pictures/100002010000002B000000266C020117E53910A8.png" xlink:type="simple" xlink:show="embed" xlink:actuate="onLoad">
            <text:p/>
          </draw:image>
        </draw:frame>
        <draw:frame draw:style-name="gr6" draw:text-style-name="P3" draw:layer="layout" svg:width="1.829cm" svg:height="1.6cm" svg:x="1.993cm" svg:y="18.079cm">
          <draw:image xlink:href="Pictures/100002010000002B000000261EBFB02D08E750C9.png" xlink:type="simple" xlink:show="embed" xlink:actuate="onLoad">
            <text:p/>
          </draw:image>
        </draw:frame>
        <draw:frame draw:style-name="gr6" draw:text-style-name="P3" draw:layer="layout" svg:width="1.829cm" svg:height="1.651cm" svg:x="8.298cm" svg:y="18.064cm">
          <draw:image xlink:href="Pictures/100002010000002A00000026EFCEDA282D60FA73.png" xlink:type="simple" xlink:show="embed" xlink:actuate="onLoad">
            <text:p/>
          </draw:image>
        </draw:frame>
        <draw:frame draw:style-name="gr6" draw:text-style-name="P3" draw:layer="layout" svg:width="1.829cm" svg:height="1.6cm" svg:x="14.693cm" svg:y="18.068cm">
          <draw:image xlink:href="Pictures/100002010000002B0000002640F35D5EBE7B2924.png" xlink:type="simple" xlink:show="embed" xlink:actuate="onLoad">
            <text:p/>
          </draw:image>
        </draw:frame>
        <draw:frame draw:style-name="gr6" draw:text-style-name="P3" draw:layer="layout" svg:width="1.829cm" svg:height="1.6cm" svg:x="1.993cm" svg:y="23.279cm">
          <draw:image xlink:href="Pictures/100002010000002B000000263BE4DF67E0FE6B4D.png" xlink:type="simple" xlink:show="embed" xlink:actuate="onLoad">
            <text:p/>
          </draw:image>
        </draw:frame>
        <draw:frame draw:style-name="gr6" draw:text-style-name="P3" draw:layer="layout" svg:width="1.829cm" svg:height="1.6cm" svg:x="8.35cm" svg:y="23.3cm">
          <draw:image xlink:href="Pictures/100002010000002B00000026B41A15DF1BABF887.png" xlink:type="simple" xlink:show="embed" xlink:actuate="onLoad">
            <text:p/>
          </draw:image>
        </draw:frame>
        <draw:frame draw:style-name="gr6" draw:text-style-name="P3" draw:layer="layout" svg:width="1.829cm" svg:height="1.6cm" svg:x="14.693cm" svg:y="23.379cm">
          <draw:image xlink:href="Pictures/100002010000002B00000026827C14F92D5F9B34.png" xlink:type="simple" xlink:show="embed" xlink:actuate="onLoad">
            <text:p/>
          </draw:image>
        </draw:frame>
      </draw:page>
      <draw:page draw:name="page2" draw:style-name="dp1" draw:master-page-name="Default">
        <draw:frame draw:style-name="gr7" draw:text-style-name="P1" draw:layer="layout" svg:width="19.59cm" svg:height="14.084cm" svg:x="1cm" svg:y="1cm">
          <draw:text-box>
            <text:p><text:span text:style-name="T4">Phase 1: HELP!</text:span><text:span text:style-name="T5"> </text:span></text:p>
            <text:p/>
            <text:p><text:span text:style-name="T6"></text:span><text:span text:style-name="T7"> </text:span>Don’t like all those windows? Enable <text:span text:style-name="T8">Single Window Mode</text:span><text:span text:style-name="T9">:</text:span></text:p>
            <text:p><text:span text:style-name="T9"><text:tab/></text:span><text:span text:style-name="T10">W</text:span><text:span text:style-name="T9">indows &gt; Single-Window Mode</text:span></text:p>
            <text:p/>
            <text:p><text:span text:style-name="T6"> </text:span><text:span text:style-name="T8">XCF</text:span> is GIMP’s file format. You must save in .<text:span text:style-name="T8">xcf</text:span> to retain all</text:p>
            <text:p><text:tab/>layers and effects, and edit them later. You may export</text:p>
            <text:p><text:tab/>finished files to any format you like. </text:p>
            <text:p/>
            <text:p><text:span text:style-name="T6"> </text:span>If you are clicking and nothing is happening, check the </text:p>
            <text:p><text:span text:style-name="T8"><text:tab/></text:span><text:span text:style-name="T8"> <text:s text:c="22"/></text:span>of the tool you are using.</text:p>
            <text:p/>
            <text:p><text:span text:style-name="T6"> </text:span>Understand <text:s text:c="14"/>. Try:</text:p>
            <text:p><text:tab/>Creating a new layer</text:p>
            <text:p><text:tab/>Moving a layer up and down</text:p>
            <text:p><text:tab/>Duplicating a layer</text:p>
            <text:p><text:tab/>Deleting a layer</text:p>
            <text:p><text:tab/>Naming a layer</text:p>
            <text:p><text:tab/></text:p>
          </draw:text-box>
        </draw:frame>
        <draw:frame draw:style-name="gr8" draw:text-style-name="P1" draw:layer="layout" svg:width="19.59cm" svg:height="10.527cm" svg:x="1cm" svg:y="16.24cm">
          <draw:text-box>
            <text:p><text:span text:style-name="T4">Phase 2: YOU DIDN’T TEACH ME ANYTHING!</text:span><text:span text:style-name="T11"> </text:span></text:p>
            <text:p/>
            <text:p><text:span text:style-name="T6"> </text:span><text:span text:style-name="T12">Documentation:</text:span><text:span text:style-name="T6"> </text:span>https://docs.gimp.org/2.10/en</text:p>
            <text:p><text:tab/>Or <text:span text:style-name="T8">F1 </text:span><text:span text:style-name="T9">or </text:span><text:span text:style-name="T10">H</text:span><text:span text:style-name="T13">elp &gt; Help</text:span></text:p>
            <text:p/>
            <text:p><text:span text:style-name="T6"> </text:span>Youtube is your friend. Check out the channel <text:span text:style-name="T8">Photo Advanced</text:span></text:p>
            <text:p><text:span text:style-name="T8"><text:tab/></text:span>or simply search for what you need.</text:p>
            <text:p/>
            <text:p><text:span text:style-name="T6"> </text:span><text:span text:style-name="T8">GIMP Essential Training</text:span> is a five hour course from Lynda.com,</text:p>
            <text:p><text:tab/>free with your library card.</text:p>
            <text:p/>
            <text:p><text:span text:style-name="T14"> </text:span><text:span text:style-name="T15">The Book of GIMP: A Complete Guide to Nearly Everything</text:span></text:p>
            <text:p><text:span text:style-name="T15"><text:tab/></text:span><text:span text:style-name="T16">by Olivier Lacarme is free with your library card.</text:span></text:p>
            <text:p><text:tab/></text:p>
          </draw:text-box>
        </draw:frame>
        <draw:frame draw:style-name="gr6" draw:text-style-name="P3" draw:layer="layout" svg:width="2.54cm" svg:height="1.016cm" svg:x="5.41cm" svg:y="9.644cm">
          <draw:image xlink:href="Pictures/10000201000000430000001BF5DFDE3217704D55.png" xlink:type="simple" xlink:show="embed" xlink:actuate="onLoad">
            <text:p/>
          </draw:image>
        </draw:frame>
        <draw:frame draw:style-name="gr6" draw:text-style-name="P3" draw:layer="layout" svg:width="3.556cm" svg:height="0.94cm" svg:x="2.9cm" svg:y="8.422cm">
          <draw:image xlink:href="Pictures/10000201000000660000001BC36114F94F845B98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  <style:master-page style:name="Default_20_1" style:display-name="Default 1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04T16:36:40.864221220</meta:creation-date>
    <dc:date>2018-05-17T15:39:23.339000000</dc:date>
    <meta:editing-duration>PT7H20M58S</meta:editing-duration>
    <meta:editing-cycles>32</meta:editing-cycles>
    <meta:generator>LibreOffice/6.0.4.2$Windows_X86_64 LibreOffice_project/9b0d9b32d5dcda91d2f1a96dc04c645c450872bf</meta:generator>
    <meta:document-statistic meta:object-count="59"/>
  </office:meta>
</office:document-meta>
</file>